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DOM DIFFUSION</text:span></text:p>
      <text:p text:style-name="P1"><text:span text:style-name="T1"/></text:p>
      <text:p text:style-name="P1"><text:span text:style-name="T1">Fournitures de bureau en papier recyclé</text:span></text:p>
      <text:p text:style-name="P1"><text:span text:style-name="T1"/></text:p>
      <text:p text:style-name="P1"><text:span text:style-name="T1">à partir de déchets ménagers</text:span></text:p>
      <text:p text:style-name="P1"><text:span text:style-name="T1"/></text:p>
      <text:p text:style-name="P1"><text:span text:style-name="T1"/></text:p>
      <text:p text:style-name="P1"><text:span text:style-name="T1">Installé à Toulouse, Adom Diffusion est une société qui a vu le jour en 1987. Créée avant tout pour le respect de l'environnement son fondateur, Mr RUCAY, a été précurseur en se lançant dans l'activité du recyclage de papier en France.</text:span></text:p>
      <text:p text:style-name="P1"><text:span text:style-name="T1">En Europe, à peu près un tiers des produits en papier neuf est fait à partir de papiers recyclés. Chaque tonne de papier recyclé sauve environ 15 arbres. Il y a trois étapes lors du recyclage du papier, le lavage, le blanchiment et le désencrage.</text:span></text:p>
      <text:p text:style-name="P1"><text:span text:style-name="T1">Le papier recyclé est du papier fabriqué à partir de matières premières essentiellement composées de vieux papiers.</text:span></text:p>
      <text:p text:style-name="P1"><text:span text:style-name="T1"/></text:p>
      <text:p text:style-name="P1"><text:span text:style-name="T1"/></text:p>
      <text:p text:style-name="P1"><text:span text:style-name="T1">Aujourd'hui le papier recyclé n'est plus ce papier marron que l'on connaissait jusqu'à présent. Grâce à des moyens de plus en plus perfectionnés, le papier recyclé est de meilleure qualité. Cependant, le papier recyclé doit être certifié conforme selon des labels bien précis.</text:span></text:p>
      <text:p text:style-name="P1"><text:span text:style-name="T1">Nos papiers sont rigoureusement sélectionnés pour correspondre à tous types de travaux, ils sont issus du recyclage des déchets ménagers uniquement.</text:span></text:p>
      <text:p text:style-name="P1"><text:span text:style-name="T1"/></text:p>
      <text:p text:style-name="P1"><text:span text:style-name="T1"><text:s text:c="4"/>*<text:s text:c="2"/>Bristol</text:span></text:p>
      <text:p text:style-name="P1"><text:span text:style-name="T1"><text:s text:c="4"/>* Carte de visite</text:span></text:p>
      <text:p text:style-name="P1"><text:span text:style-name="T1"><text:s text:c="4"/>* Carte d'invitation</text:span></text:p>
      <text:p text:style-name="P1"><text:span text:style-name="T1"><text:s text:c="4"/>* Fiche produit</text:span></text:p>
      <text:p text:style-name="P1"><text:span text:style-name="T1"><text:s text:c="4"/>* Bloc-notes</text:span></text:p>
      <text:p text:style-name="P1"><text:span text:style-name="T1"><text:s text:c="4"/>* Pochette de présentation</text:span></text:p>
      <text:p text:style-name="P1"><text:span text:style-name="T1"><text:s text:c="4"/>* Lettre à en-tête</text:span></text:p>
      <text:p text:style-name="P1"><text:span text:style-name="T1"><text:s text:c="4"/>* Enveloppes</text:span></text:p>
      <text:p text:style-name="P1"><text:span text:style-name="T1"><text:s text:c="4"/>* Ramette de papier pour imprimantes et photocopieurs,</text:span></text:p>
      <text:p text:style-name="P1"><text:span text:style-name="T1"/></text:p>
      <text:p text:style-name="P1"><text:span text:style-name="T1">Grands groupes, PME et particuliers ont désormais opté pour une communication éthique.</text:span></text:p>
      <text:p text:style-name="P1"><text:span text:style-name="T1"/></text:p>
      <text:p text:style-name="P1"><text:span text:style-name="T1">Pour satisfaire votre demande, chaque commande est traitée jusqu'à la livraison partout en France par un interlocuteur unique.</text:span></text:p>
      <text:p text:style-name="P1"><text:span text:style-name="T1"/></text:p>
      <text:p text:style-name="P1"><text:span text:style-name="T1"/></text:p>
      <text:p text:style-name="P1"><text:span text:style-name="T1"><text:s/>«Participez vous aussi au respect de notre environnement : utilisez le papier recyclé !»</text:span></text:p>
      <text:p text:style-name="P1"><text:span text:style-name="T1"/></text:p>
      <text:p text:style-name="P1"><text:span text:style-name="T1"/></text:p>
      <text:p text:style-name="P1"><text:span text:style-name="T1">Contact :</text:span></text:p>
      <text:p text:style-name="P1"><text:span text:style-name="T1"/></text:p>
      <text:p text:style-name="P1"><text:span text:style-name="T1">De 8h30 à 12h30 et de 14h30 à 18h30 du lundi au vendredi</text:span></text:p>
      <text:p text:style-name="P1"><text:span text:style-name="T1"/></text:p>
      <text:p text:style-name="P1"><text:span text:style-name="T1">6, Impasse Didier Daurat</text:span></text:p>
      <text:p text:style-name="P1"><text:span text:style-name="T1">31400 TOULOUSE</text:span></text:p>
      <text:p text:style-name="P1"><text:span text:style-name="T1"/></text:p>
      <text:p text:style-name="P1"><text:span text:style-name="T1">Tél : 05.61.34.00.74</text:span></text:p>
      <text:p text:style-name="P1"><text:span text:style-name="T1"/></text:p>
      <text:p text:style-name="P1"><text:span text:style-name="T1">Site :</text:span></text:p>
      <text:p text:style-name="P1"><text:a xlink:href="http://www.adom-diffusion.com/"><text:span text:style-name="T2">http://www.adom-diffusion.com/</text:span></text:a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